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T4_115" style:family="text"/>
    <style:style style:name="T4_116" style:family="text"/>
    <style:style style:name="T4_117" style:family="text"/>
    <style:style style:name="T4_118" style:family="text"/>
    <style:style style:name="T4_119" style:family="text"/>
    <style:style style:name="T4_120" style:family="text"/>
    <style:style style:name="T4_121" style:family="text"/>
    <style:style style:name="T4_122" style:family="text"/>
    <style:style style:name="T4_123" style:family="text"/>
    <style:style style:name="T4_124" style:family="text"/>
    <style:style style:name="T4_125" style:family="text"/>
    <style:style style:name="T4_126" style:family="text"/>
    <style:style style:name="T4_127" style:family="text"/>
    <style:style style:name="T4_128" style:family="text"/>
    <style:style style:name="T4_129" style:family="text"/>
    <style:style style:name="T4_130" style:family="text"/>
    <style:style style:name="T4_131" style:family="text"/>
    <style:style style:name="T4_132" style:family="text"/>
    <style:style style:name="T4_133" style:family="text"/>
    <style:style style:name="T4_134" style:family="text"/>
    <style:style style:name="T4_135" style:family="text"/>
    <style:style style:name="T4_136" style:family="text"/>
    <style:style style:name="T4_137" style:family="text"/>
    <style:style style:name="T4_138" style:family="text"/>
    <style:style style:name="T4_139" style:family="text"/>
    <style:style style:name="T4_140" style:family="text"/>
    <style:style style:name="T4_141" style:family="text"/>
    <style:style style:name="T4_142" style:family="text"/>
    <style:style style:name="T4_143" style:family="text"/>
    <style:style style:name="T4_144" style:family="text"/>
    <style:style style:name="T4_145" style:family="text"/>
    <style:style style:name="T4_146" style:family="text"/>
    <style:style style:name="T4_147" style:family="text"/>
    <style:style style:name="T4_148" style:family="text"/>
    <style:style style:name="T4_149" style:family="text"/>
    <style:style style:name="T4_150" style:family="text"/>
    <style:style style:name="T4_151" style:family="text"/>
    <style:style style:name="T4_152" style:family="text"/>
    <style:style style:name="T4_153" style:family="text"/>
    <style:style style:name="T4_154" style:family="text"/>
    <style:style style:name="T4_155" style:family="text"/>
    <style:style style:name="T4_156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T6_103" style:family="text"/>
    <style:style style:name="T6_104" style:family="text"/>
    <style:style style:name="T6_105" style:family="text"/>
    <style:style style:name="T6_106" style:family="text"/>
    <style:style style:name="T6_107" style:family="text"/>
    <style:style style:name="T6_108" style:family="text"/>
    <style:style style:name="T6_109" style:family="text"/>
    <style:style style:name="T6_110" style:family="text"/>
    <style:style style:name="T6_111" style:family="text"/>
    <style:style style:name="T6_112" style:family="text"/>
    <style:style style:name="T6_113" style:family="text"/>
    <style:style style:name="T6_114" style:family="text"/>
    <style:style style:name="T6_115" style:family="text"/>
    <style:style style:name="T6_116" style:family="text"/>
    <style:style style:name="T6_117" style:family="text"/>
    <style:style style:name="T6_118" style:family="text"/>
    <style:style style:name="T6_119" style:family="text"/>
    <style:style style:name="T6_120" style:family="text"/>
    <style:style style:name="T6_121" style:family="text"/>
    <style:style style:name="T6_122" style:family="text"/>
    <style:style style:name="T6_123" style:family="text"/>
    <style:style style:name="T6_124" style:family="text"/>
    <style:style style:name="T6_125" style:family="text"/>
    <style:style style:name="T6_126" style:family="text"/>
    <style:style style:name="T6_127" style:family="text"/>
    <style:style style:name="T6_128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T7_131" style:family="text"/>
    <style:style style:name="T7_132" style:family="text"/>
    <style:style style:name="T7_133" style:family="text"/>
    <style:style style:name="T7_134" style:family="text"/>
    <style:style style:name="T7_135" style:family="text"/>
    <style:style style:name="T7_136" style:family="text"/>
    <style:style style:name="T7_137" style:family="text"/>
    <style:style style:name="T7_138" style:family="text"/>
    <style:style style:name="T7_139" style:family="text"/>
    <style:style style:name="T7_140" style:family="text"/>
    <style:style style:name="T7_141" style:family="text"/>
    <style:style style:name="T7_142" style:family="text"/>
    <style:style style:name="T7_143" style:family="text"/>
    <style:style style:name="T7_144" style:family="text"/>
    <style:style style:name="T7_145" style:family="text"/>
    <style:style style:name="T7_146" style:family="text"/>
    <style:style style:name="T7_147" style:family="text"/>
    <style:style style:name="T7_148" style:family="text"/>
    <style:style style:name="T7_149" style:family="text"/>
    <style:style style:name="T7_150" style:family="text"/>
    <style:style style:name="T7_151" style:family="text"/>
    <style:style style:name="T7_152" style:family="text"/>
    <style:style style:name="T7_153" style:family="text"/>
    <style:style style:name="T7_154" style:family="text"/>
    <style:style style:name="T7_155" style:family="text"/>
    <style:style style:name="T7_156" style:family="text"/>
    <style:style style:name="T7_157" style:family="text"/>
    <style:style style:name="T7_158" style:family="text"/>
    <style:style style:name="T7_159" style:family="text"/>
    <style:style style:name="T7_160" style:family="text"/>
    <style:style style:name="T7_161" style:family="text"/>
    <style:style style:name="T7_162" style:family="text"/>
    <style:style style:name="T7_163" style:family="text"/>
    <style:style style:name="T7_164" style:family="text"/>
    <style:style style:name="T7_165" style:family="text"/>
    <style:style style:name="T7_166" style:family="text"/>
    <style:style style:name="T7_167" style:family="text"/>
    <style:style style:name="T7_168" style:family="text"/>
    <style:style style:name="T7_169" style:family="text"/>
    <style:style style:name="T7_170" style:family="text"/>
    <style:style style:name="T7_171" style:family="text"/>
    <style:style style:name="T7_172" style:family="text"/>
    <style:style style:name="T7_173" style:family="text"/>
    <style:style style:name="T7_174" style:family="text"/>
    <style:style style:name="T7_175" style:family="text"/>
    <style:style style:name="T7_176" style:family="text"/>
    <style:style style:name="T7_177" style:family="text"/>
    <style:style style:name="T7_178" style:family="text"/>
    <style:style style:name="T7_179" style:family="text"/>
    <style:style style:name="T7_180" style:family="text"/>
    <style:style style:name="T7_181" style:family="text"/>
    <style:style style:name="T7_182" style:family="text"/>
    <style:style style:name="T7_183" style:family="text"/>
    <style:style style:name="T7_184" style:family="text"/>
    <style:style style:name="T7_185" style:family="text"/>
    <style:style style:name="T7_186" style:family="text"/>
    <style:style style:name="T7_187" style:family="text"/>
    <style:style style:name="T7_188" style:family="text"/>
    <style:style style:name="T7_189" style:family="text"/>
    <style:style style:name="T7_190" style:family="text"/>
    <style:style style:name="T7_191" style:family="text"/>
    <style:style style:name="T7_192" style:family="text"/>
    <style:style style:name="T7_193" style:family="text"/>
    <style:style style:name="T7_194" style:family="text"/>
    <style:style style:name="T7_195" style:family="text"/>
    <style:style style:name="T7_196" style:family="text"/>
    <style:style style:name="T7_197" style:family="text"/>
    <style:style style:name="T7_198" style:family="text"/>
    <style:style style:name="T7_199" style:family="text"/>
    <style:style style:name="T7_200" style:family="text"/>
    <style:style style:name="T7_201" style:family="text"/>
    <style:style style:name="T7_202" style:family="text"/>
    <style:style style:name="T7_203" style:family="text"/>
    <style:style style:name="T7_204" style:family="text"/>
    <style:style style:name="T7_205" style:family="text"/>
    <style:style style:name="T7_206" style:family="text"/>
    <style:style style:name="T7_207" style:family="text"/>
    <style:style style:name="T7_208" style:family="text"/>
    <style:style style:name="T7_209" style:family="text"/>
    <style:style style:name="T7_210" style:family="text"/>
    <style:style style:name="T7_211" style:family="text"/>
    <style:style style:name="T7_212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>
      <style:text-properties fo:color="#1155cc" style:text-underline-style="solid" style:text-underline-color="font-color"/>
    </style:style>
    <style:style style:name="T10_5" style:family="text"/>
    <style:style style:name="T10_6" style:family="text">
      <style:text-properties fo:color="#1155cc" style:text-underline-style="solid" style:text-underline-color="font-color"/>
    </style:style>
    <style:style style:name="T10_7" style:family="text"/>
    <style:style style:name="T10_8" style:family="text">
      <style:text-properties fo:color="#1155cc" style:text-underline-style="solid" style:text-underline-color="font-color"/>
    </style:style>
    <style:style style:name="T10_9" style:family="text"/>
    <style:style style:name="T10_10" style:family="text">
      <style:text-properties fo:color="#1155cc" style:text-underline-style="solid" style:text-underline-color="font-color"/>
    </style:style>
    <style:style style:name="T10_11" style:family="text"/>
    <style:style style:name="T10_12" style:family="text">
      <style:text-properties fo:color="#1155cc" style:text-underline-style="solid" style:text-underline-color="font-color"/>
    </style:style>
    <style:style style:name="T10_13" style:family="text"/>
    <style:style style:name="T10_14" style:family="text">
      <style:text-properties fo:color="#1155cc" style:text-underline-style="solid" style:text-underline-color="font-color"/>
    </style:style>
    <style:style style:name="T10_15" style:family="text"/>
    <style:style style:name="T10_16" style:family="text">
      <style:text-properties fo:color="#1155cc" style:text-underline-style="solid" style:text-underline-color="font-color"/>
    </style:style>
    <style:style style:name="T10_17" style:family="text"/>
    <style:style style:name="T10_18" style:family="text">
      <style:text-properties fo:color="#1155cc" style:text-underline-style="solid" style:text-underline-color="font-color"/>
    </style:style>
    <style:style style:name="T10_19" style:family="text"/>
    <style:style style:name="T10_20" style:family="text">
      <style:text-properties fo:color="#1155cc" style:text-underline-style="solid" style:text-underline-color="font-color"/>
    </style:style>
    <style:style style:name="T10_21" style:family="text"/>
    <style:style style:name="T10_22" style:family="text">
      <style:text-properties fo:color="#1155cc" style:text-underline-style="solid" style:text-underline-color="font-color"/>
    </style:style>
    <style:style style:name="T10_23" style:family="text"/>
    <style:style style:name="T10_24" style:family="text">
      <style:text-properties fo:color="#1155cc" style:text-underline-style="solid" style:text-underline-color="font-color"/>
    </style:style>
    <style:style style:name="T10_25" style:family="text"/>
    <style:style style:name="T10_26" style:family="text">
      <style:text-properties fo:color="#1155cc" style:text-underline-style="solid" style:text-underline-color="font-color"/>
    </style:style>
    <style:style style:name="T10_27" style:family="text"/>
    <style:style style:name="T10_28" style:family="text">
      <style:text-properties fo:color="#1155cc" style:text-underline-style="solid" style:text-underline-color="font-color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>
      <style:text-properties fo:color="#1155cc" style:text-underline-style="solid" style:text-underline-color="font-color"/>
    </style:style>
    <style:style style:name="T11_5" style:family="text"/>
    <style:style style:name="T11_6" style:family="text">
      <style:text-properties fo:color="#1155cc" style:text-underline-style="solid" style:text-underline-color="font-color"/>
    </style:style>
    <style:style style:name="T11_7" style:family="text"/>
    <style:style style:name="T11_8" style:family="text">
      <style:text-properties fo:color="#1155cc" style:text-underline-style="solid" style:text-underline-color="font-color"/>
    </style:style>
    <style:style style:name="T11_9" style:family="text"/>
    <style:style style:name="T11_10" style:family="text">
      <style:text-properties fo:color="#1155cc" style:text-underline-style="solid" style:text-underline-color="font-color"/>
    </style:style>
    <style:style style:name="T11_11" style:family="text"/>
    <style:style style:name="T11_12" style:family="text">
      <style:text-properties fo:color="#1155cc" style:text-underline-style="solid" style:text-underline-color="font-color"/>
    </style:style>
    <style:style style:name="T11_13" style:family="text"/>
    <style:style style:name="T11_14" style:family="text">
      <style:text-properties fo:color="#1155cc" style:text-underline-style="solid" style:text-underline-color="font-color"/>
    </style:style>
    <style:style style:name="T11_15" style:family="text"/>
    <style:style style:name="T11_16" style:family="text">
      <style:text-properties fo:color="#1155cc" style:text-underline-style="solid" style:text-underline-color="font-color"/>
    </style:style>
    <style:style style:name="T11_17" style:family="text"/>
    <style:style style:name="T11_18" style:family="text">
      <style:text-properties fo:color="#1155cc" style:text-underline-style="solid" style:text-underline-color="font-color"/>
    </style:style>
    <style:style style:name="T11_19" style:family="text"/>
    <style:style style:name="T11_20" style:family="text">
      <style:text-properties fo:color="#1155cc" style:text-underline-style="solid" style:text-underline-color="font-color"/>
    </style:style>
    <style:style style:name="T11_21" style:family="text"/>
    <style:style style:name="T11_22" style:family="text">
      <style:text-properties fo:color="#1155cc" style:text-underline-style="solid" style:text-underline-color="font-color"/>
    </style:style>
    <style:style style:name="T11_23" style:family="text"/>
    <style:style style:name="T11_24" style:family="text">
      <style:text-properties fo:color="#1155cc" style:text-underline-style="solid" style:text-underline-color="font-color"/>
    </style:style>
    <style:style style:name="T11_25" style:family="text"/>
    <style:style style:name="T11_26" style:family="text">
      <style:text-properties fo:color="#1155cc" style:text-underline-style="solid" style:text-underline-color="font-color"/>
    </style:style>
    <style:style style:name="T11_27" style:family="text"/>
    <style:style style:name="T11_28" style:family="text">
      <style:text-properties fo:color="#1155cc" style:text-underline-style="solid" style:text-underline-color="font-color"/>
    </style:style>
    <style:style style:name="T11_29" style:family="text"/>
    <style:style style:name="T11_30" style:family="text">
      <style:text-properties fo:color="#1155cc" style:text-underline-style="solid" style:text-underline-color="font-color"/>
    </style:style>
    <style:style style:name="T11_31" style:family="text"/>
    <style:style style:name="T11_32" style:family="text">
      <style:text-properties fo:color="#1155cc" style:text-underline-style="solid" style:text-underline-color="font-color"/>
    </style:style>
    <style:style style:name="T11_33" style:family="text"/>
    <style:style style:name="T11_34" style:family="text">
      <style:text-properties fo:color="#1155cc" style:text-underline-style="solid" style:text-underline-color="font-color"/>
    </style:style>
    <style:style style:name="T11_35" style:family="text"/>
    <style:style style:name="T11_36" style:family="text">
      <style:text-properties fo:color="#1155cc" style:text-underline-style="solid" style:text-underline-color="font-color"/>
    </style:style>
    <style:style style:name="T11_37" style:family="text"/>
    <style:style style:name="T11_38" style:family="text">
      <style:text-properties fo:color="#1155cc" style:text-underline-style="solid" style:text-underline-color="font-color"/>
    </style:style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Słowo</text:span><text:span text:style-name="T1_2"><text:s/></text:span><text:span text:style-name="T1_3">o</text:span><text:span text:style-name="T1_4"><text:s/></text:span><text:span text:style-name="T1_5">organizacji</text:span><text:span text:style-name="T1_6"><text:s/></text:span><text:span text:style-name="T1_7">fandomu</text:span></text:p>
      <text:p text:style-name="P2"/>
      <text:p text:style-name="P3"><text:span text:style-name="T3_1">Serial</text:span><text:span text:style-name="T3_2"><text:s/></text:span><text:span text:style-name="T3_3">o</text:span><text:span text:style-name="T3_4"><text:s/></text:span><text:span text:style-name="T3_5">kucykach</text:span><text:span text:style-name="T3_6"><text:s/></text:span><text:span text:style-name="T3_7">zacząłem</text:span><text:span text:style-name="T3_8"><text:s/></text:span><text:span text:style-name="T3_9">oglądać</text:span><text:span text:style-name="T3_10"><text:s/></text:span><text:span text:style-name="T3_11">dzięki</text:span><text:span text:style-name="T3_12"><text:s/></text:span><text:span text:style-name="T3_13">znajomym</text:span><text:span text:style-name="T3_14"><text:s/></text:span><text:span text:style-name="T3_15">z</text:span><text:span text:style-name="T3_16"><text:s/></text:span><text:span text:style-name="T3_17">pewnej</text:span><text:span text:style-name="T3_18"><text:s/></text:span><text:span text:style-name="T3_19">gry</text:span><text:span text:style-name="T3_20"><text:s/></text:span><text:span text:style-name="T3_21">komputerowej</text:span><text:span text:style-name="T3_22">,<text:s/></text:span><text:span text:style-name="T3_23">co</text:span><text:span text:style-name="T3_24"><text:s/></text:span><text:span text:style-name="T3_25">sprawiło</text:span><text:span text:style-name="T3_26">,<text:s/></text:span><text:span text:style-name="T3_27">że</text:span><text:span text:style-name="T3_28"><text:s/></text:span><text:span text:style-name="T3_29">przez</text:span><text:span text:style-name="T3_30"><text:s/></text:span><text:span text:style-name="T3_31">długi</text:span><text:span text:style-name="T3_32"><text:s/></text:span><text:span text:style-name="T3_33">czas</text:span><text:span text:style-name="T3_34"><text:s/></text:span><text:span text:style-name="T3_35">nie</text:span><text:span text:style-name="T3_36"><text:s/></text:span><text:span text:style-name="T3_37">miałem</text:span><text:span text:style-name="T3_38"><text:s/></text:span><text:span text:style-name="T3_39">styczności</text:span><text:span text:style-name="T3_40"><text:s/></text:span><text:span text:style-name="T3_41">z</text:span><text:span text:style-name="T3_42"><text:s/></text:span><text:span text:style-name="T3_43">polskim</text:span><text:span text:style-name="T3_44"><text:s/></text:span><text:span text:style-name="T3_45">fandomem</text:span><text:span text:style-name="T3_46">,<text:s/></text:span><text:span text:style-name="T3_47">ani</text:span><text:span text:style-name="T3_48"><text:s/></text:span><text:span text:style-name="T3_49">nawet</text:span><text:span text:style-name="T3_50"><text:s/></text:span><text:span text:style-name="T3_51">świadomości</text:span><text:span text:style-name="T3_52"><text:s/></text:span><text:span text:style-name="T3_53">jego</text:span><text:span text:style-name="T3_54"><text:s/></text:span><text:span text:style-name="T3_55">istnienia</text:span><text:span text:style-name="T3_56">.<text:s/></text:span><text:span text:style-name="T3_57">Kucyki</text:span><text:span text:style-name="T3_58"><text:s/></text:span><text:span text:style-name="T3_59">były</text:span><text:span text:style-name="T3_60"><text:s/></text:span><text:span text:style-name="T3_61">dla</text:span><text:span text:style-name="T3_62"><text:s/></text:span><text:span text:style-name="T3_63">mnie</text:span><text:span text:style-name="T3_64"><text:s/></text:span><text:span text:style-name="T3_65">głównie</text:span><text:span text:style-name="T3_66"><text:s/></text:span><text:span text:style-name="T3_67">narzędziem</text:span><text:span text:style-name="T3_68"><text:s/></text:span><text:span text:style-name="T3_69">do</text:span><text:span text:style-name="T3_70"><text:s/></text:span><text:span text:style-name="T3_71">trollowania</text:span><text:span text:style-name="T3_72"><text:s/></text:span><text:span text:style-name="T3_73">growych</text:span><text:span text:style-name="T3_74"><text:s/></text:span><text:span text:style-name="T3_75">przeciwników</text:span><text:span text:style-name="T3_76">,<text:s/></text:span><text:span text:style-name="T3_77">źrodłem</text:span><text:span text:style-name="T3_78"><text:s/></text:span><text:span text:style-name="T3_79">zabawnych</text:span><text:span text:style-name="T3_80"><text:s/></text:span><text:span text:style-name="T3_81">artów</text:span><text:span text:style-name="T3_82">,<text:s/></text:span><text:span text:style-name="T3_83">no</text:span><text:span text:style-name="T3_84"><text:s/></text:span><text:span text:style-name="T3_85">i</text:span><text:span text:style-name="T3_86"><text:s/></text:span><text:span text:style-name="T3_87">autentycznie</text:span><text:span text:style-name="T3_88"><text:s/></text:span><text:span text:style-name="T3_89">lubiłem</text:span><text:span text:style-name="T3_90"><text:s/></text:span><text:span text:style-name="T3_91">serial</text:span><text:span text:style-name="T3_92">.<text:s/></text:span></text:p>
      <text:p text:style-name="P4"><text:span text:style-name="T4_1">Kiedy</text:span><text:span text:style-name="T4_2"><text:s/></text:span><text:span text:style-name="T4_3">zacząłem</text:span><text:span text:style-name="T4_4"><text:s/></text:span><text:span text:style-name="T4_5">zaglądać</text:span><text:span text:style-name="T4_6"><text:s/></text:span><text:span text:style-name="T4_7">na</text:span><text:span text:style-name="T4_8"><text:s/></text:span><text:span text:style-name="T4_9">polskie</text:span><text:span text:style-name="T4_10"><text:s/></text:span><text:span text:style-name="T4_11">fora</text:span><text:span text:style-name="T4_12">,<text:s/></text:span><text:span text:style-name="T4_13">od</text:span><text:span text:style-name="T4_14"><text:s/></text:span><text:span text:style-name="T4_15">początku</text:span><text:span text:style-name="T4_16"><text:s/></text:span><text:span text:style-name="T4_17">uderzyła</text:span><text:span text:style-name="T4_18"><text:s/></text:span><text:span text:style-name="T4_19">mnie</text:span><text:span text:style-name="T4_20"><text:s/></text:span><text:span text:style-name="T4_21">jedna</text:span><text:span text:style-name="T4_22"><text:s/></text:span><text:span text:style-name="T4_23">rzecz</text:span><text:span text:style-name="T4_24">:<text:s/></text:span><text:span text:style-name="T4_25">śmiertelna</text:span><text:span text:style-name="T4_26"><text:s/></text:span><text:span text:style-name="T4_27">powaga</text:span><text:span text:style-name="T4_28">,<text:s/></text:span><text:span text:style-name="T4_29">z</text:span><text:span text:style-name="T4_30"><text:s/></text:span><text:span text:style-name="T4_31">jaką</text:span><text:span text:style-name="T4_32"><text:s/></text:span><text:span text:style-name="T4_33">wiele</text:span><text:span text:style-name="T4_34"><text:s/></text:span><text:span text:style-name="T4_35">osób</text:span><text:span text:style-name="T4_36"><text:s/></text:span><text:span text:style-name="T4_37">traktuje</text:span><text:span text:style-name="T4_38"><text:s/></text:span><text:span text:style-name="T4_39">serial</text:span><text:span text:style-name="T4_40"><text:s/></text:span><text:span text:style-name="T4_41">o</text:span><text:span text:style-name="T4_42"><text:s/></text:span><text:span text:style-name="T4_43">kolorowych</text:span><text:span text:style-name="T4_44"><text:s/></text:span><text:span text:style-name="T4_45">taboretach</text:span><text:span text:style-name="T4_46">.<text:s/></text:span><text:span text:style-name="T4_47">Organizacje</text:span><text:span text:style-name="T4_48">,<text:s/></text:span><text:span text:style-name="T4_49">stowarzyszenia</text:span><text:span text:style-name="T4_50">,<text:s/></text:span><text:span text:style-name="T4_51">zarządy</text:span><text:span text:style-name="T4_52">,<text:s/></text:span><text:span text:style-name="T4_53">regulaminy</text:span><text:span text:style-name="T4_54"><text:s/>–<text:s/></text:span><text:span text:style-name="T4_55">tego</text:span><text:span text:style-name="T4_56"><text:s/></text:span><text:span text:style-name="T4_57">u</text:span><text:span text:style-name="T4_58"><text:s/></text:span><text:span text:style-name="T4_59">nas</text:span><text:span text:style-name="T4_60"><text:s/></text:span><text:span text:style-name="T4_61">nie</text:span><text:span text:style-name="T4_62"><text:s/></text:span><text:span text:style-name="T4_63">brakuje</text:span><text:span text:style-name="T4_64">.<text:s/></text:span><text:span text:style-name="T4_65">Zdarza</text:span><text:span text:style-name="T4_66"><text:s/></text:span><text:span text:style-name="T4_67">się</text:span><text:span text:style-name="T4_68">,<text:s/></text:span><text:span text:style-name="T4_69">że</text:span><text:span text:style-name="T4_70"><text:s/></text:span><text:span text:style-name="T4_71">nawet</text:span><text:span text:style-name="T4_72"><text:s/></text:span><text:span text:style-name="T4_73">założenie</text:span><text:span text:style-name="T4_74"><text:s/></text:span><text:span text:style-name="T4_75">grupy</text:span><text:span text:style-name="T4_76"><text:s/></text:span><text:span text:style-name="T4_77">facebookowej</text:span><text:span text:style-name="T4_78"><text:s/></text:span><text:span text:style-name="T4_79">i</text:span><text:span text:style-name="T4_80"><text:s/></text:span><text:span text:style-name="T4_81">ustalenie</text:span><text:span text:style-name="T4_82">,<text:s/></text:span><text:span text:style-name="T4_83">kto</text:span><text:span text:style-name="T4_84"><text:s/></text:span><text:span text:style-name="T4_85">ma</text:span><text:span text:style-name="T4_86"><text:s/></text:span><text:span text:style-name="T4_87">być</text:span><text:span text:style-name="T4_88"><text:s/></text:span><text:span text:style-name="T4_89">na</text:span><text:span text:style-name="T4_90"><text:s/></text:span><text:span text:style-name="T4_91">niej</text:span><text:span text:style-name="T4_92"><text:s/></text:span><text:span text:style-name="T4_93">adminem</text:span><text:span text:style-name="T4_94"><text:s/></text:span><text:span text:style-name="T4_95">urasta</text:span><text:span text:style-name="T4_96"><text:s/></text:span><text:span text:style-name="T4_97">do</text:span><text:span text:style-name="T4_98"><text:s/></text:span><text:span text:style-name="T4_99">rangi</text:span><text:span text:style-name="T4_100"><text:s/></text:span><text:span text:style-name="T4_101">sprawy</text:span><text:span text:style-name="T4_102"><text:s/></text:span><text:span text:style-name="T4_103">politycznej</text:span><text:span text:style-name="T4_104">.<text:s/></text:span><text:span text:style-name="T4_105">Przy</text:span><text:span text:style-name="T4_106"><text:s/></text:span><text:span text:style-name="T4_107">pierwszych</text:span><text:span text:style-name="T4_108"><text:s/></text:span><text:span text:style-name="T4_109">kontaktach</text:span><text:span text:style-name="T4_110"><text:s/></text:span><text:span text:style-name="T4_111">z</text:span><text:span text:style-name="T4_112"><text:s/></text:span><text:span text:style-name="T4_113">fandomem</text:span><text:span text:style-name="T4_114"><text:s/></text:span><text:span text:style-name="T4_115">miałem</text:span><text:span text:style-name="T4_116"><text:s/></text:span><text:span text:style-name="T4_117">wrażenie</text:span><text:span text:style-name="T4_118">,<text:s/></text:span><text:span text:style-name="T4_119">jakby</text:span><text:span text:style-name="T4_120"><text:s/></text:span><text:span text:style-name="T4_121">grupa</text:span><text:span text:style-name="T4_122"><text:s/></text:span><text:span text:style-name="T4_123">dzieciaków</text:span><text:span text:style-name="T4_124"><text:s/></text:span><text:span text:style-name="T4_125">postanowiła</text:span><text:span text:style-name="T4_126"><text:s/></text:span><text:span text:style-name="T4_127">bawić</text:span><text:span text:style-name="T4_128"><text:s/></text:span><text:span text:style-name="T4_129">się</text:span><text:span text:style-name="T4_130"><text:s/></text:span><text:span text:style-name="T4_131">w</text:span><text:span text:style-name="T4_132"><text:s/></text:span><text:span text:style-name="T4_133">dorosłych</text:span><text:span text:style-name="T4_134">,<text:s/></text:span><text:span text:style-name="T4_135">dlatego</text:span><text:span text:style-name="T4_136"><text:s/></text:span><text:span text:style-name="T4_137">też</text:span><text:span text:style-name="T4_138"><text:s/></text:span><text:span text:style-name="T4_139">te</text:span><text:span text:style-name="T4_140"><text:s/></text:span><text:span text:style-name="T4_141">pierwsze</text:span><text:span text:style-name="T4_142"><text:s/></text:span><text:span text:style-name="T4_143">kontakty</text:span><text:span text:style-name="T4_144"><text:s/></text:span><text:span text:style-name="T4_145">na</text:span><text:span text:style-name="T4_146"><text:s/></text:span><text:span text:style-name="T4_147">długi</text:span><text:span text:style-name="T4_148"><text:s/></text:span><text:span text:style-name="T4_149">czas</text:span><text:span text:style-name="T4_150"><text:s/></text:span><text:span text:style-name="T4_151">stały</text:span><text:span text:style-name="T4_152"><text:s/></text:span><text:span text:style-name="T4_153">się</text:span><text:span text:style-name="T4_154"><text:s/></text:span><text:span text:style-name="T4_155">ostatnimi</text:span><text:span text:style-name="T4_156">.</text:span></text:p>
      <text:p text:style-name="P5"><text:span text:style-name="T5_1">Oczywiście</text:span><text:span text:style-name="T5_2"><text:s/></text:span><text:span text:style-name="T5_3">formalna</text:span><text:span text:style-name="T5_4"><text:s/></text:span><text:span text:style-name="T5_5">organizacja</text:span><text:span text:style-name="T5_6"><text:s/></text:span><text:span text:style-name="T5_7">ułatwia</text:span><text:span text:style-name="T5_8"><text:s/></text:span><text:span text:style-name="T5_9">na</text:span><text:span text:style-name="T5_10"><text:s/></text:span><text:span text:style-name="T5_11">przykład</text:span><text:span text:style-name="T5_12"><text:s/></text:span><text:span text:style-name="T5_13">rozmowy</text:span><text:span text:style-name="T5_14"><text:s/></text:span><text:span text:style-name="T5_15">ze</text:span><text:span text:style-name="T5_16"><text:s/></text:span><text:span text:style-name="T5_17">szkołami</text:span><text:span text:style-name="T5_18"><text:s/></text:span><text:span text:style-name="T5_19">przy</text:span><text:span text:style-name="T5_20"><text:s/></text:span><text:span text:style-name="T5_21">próbach</text:span><text:span text:style-name="T5_22"><text:s/></text:span><text:span text:style-name="T5_23">wynajęcia</text:span><text:span text:style-name="T5_24"><text:s/></text:span><text:span text:style-name="T5_25">sal</text:span><text:span text:style-name="T5_26"><text:s/></text:span><text:span text:style-name="T5_27">dla</text:span><text:span text:style-name="T5_28"><text:s/></text:span><text:span text:style-name="T5_29">większego</text:span><text:span text:style-name="T5_30"><text:s/></text:span><text:span text:style-name="T5_31">meeta</text:span><text:span text:style-name="T5_32"><text:s/></text:span><text:span text:style-name="T5_33">czy</text:span><text:span text:style-name="T5_34"><text:s/></text:span><text:span text:style-name="T5_35">konwentu</text:span><text:span text:style-name="T5_36">.<text:s/></text:span><text:span text:style-name="T5_37">Patrząc</text:span><text:span text:style-name="T5_38"><text:s/></text:span><text:span text:style-name="T5_39">jednak</text:span><text:span text:style-name="T5_40"><text:s/></text:span><text:span text:style-name="T5_41">na</text:span><text:span text:style-name="T5_42"><text:s/></text:span><text:span text:style-name="T5_43">różne</text:span><text:span text:style-name="T5_44"><text:s/></text:span><text:span text:style-name="T5_45">fandomowe</text:span><text:span text:style-name="T5_46"><text:s/></text:span><text:span text:style-name="T5_47">inicjatywy</text:span><text:span text:style-name="T5_48">,<text:s/></text:span><text:span text:style-name="T5_49">warto</text:span><text:span text:style-name="T5_50"><text:s/></text:span><text:span text:style-name="T5_51">zwracać</text:span><text:span text:style-name="T5_52"><text:s/></text:span><text:span text:style-name="T5_53">uwagę</text:span><text:span text:style-name="T5_54"><text:s/></text:span><text:span text:style-name="T5_55">na</text:span><text:span text:style-name="T5_56"><text:s/></text:span><text:span text:style-name="T5_57">to</text:span><text:span text:style-name="T5_58">,<text:s/></text:span><text:span text:style-name="T5_59">czy</text:span><text:span text:style-name="T5_60"><text:s/></text:span><text:span text:style-name="T5_61">ich</text:span><text:span text:style-name="T5_62"><text:s/></text:span><text:span text:style-name="T5_63">rozbudowana</text:span><text:span text:style-name="T5_64"><text:s/></text:span><text:span text:style-name="T5_65">struktura</text:span><text:span text:style-name="T5_66"><text:s/></text:span><text:span text:style-name="T5_67">i</text:span><text:span text:style-name="T5_68"><text:s/></text:span><text:span text:style-name="T5_69">zadęcie</text:span><text:span text:style-name="T5_70"><text:s/></text:span><text:span text:style-name="T5_71">służy</text:span><text:span text:style-name="T5_72"><text:s/></text:span><text:span text:style-name="T5_73">faktycznie</text:span><text:span text:style-name="T5_74"><text:s/></text:span><text:span text:style-name="T5_75">robieniu</text:span><text:span text:style-name="T5_76"><text:s/></text:span><text:span text:style-name="T5_77">czegoś</text:span><text:span text:style-name="T5_78"><text:s/></text:span><text:span text:style-name="T5_79">pożytecznego</text:span><text:span text:style-name="T5_80">,<text:s/></text:span><text:span text:style-name="T5_81">czy</text:span><text:span text:style-name="T5_82"><text:s/></text:span><text:span text:style-name="T5_83">tylko</text:span><text:span text:style-name="T5_84"><text:s/></text:span><text:span text:style-name="T5_85">zaspokojeniu</text:span><text:span text:style-name="T5_86"><text:s/></text:span><text:span text:style-name="T5_87">ego</text:span><text:span text:style-name="T5_88"><text:s/></text:span><text:span text:style-name="T5_89">niektórych</text:span><text:span text:style-name="T5_90"><text:s/></text:span><text:span text:style-name="T5_91">osób</text:span><text:span text:style-name="T5_92"><text:s/></text:span><text:span text:style-name="T5_93">i</text:span><text:span text:style-name="T5_94"><text:s/></text:span><text:span text:style-name="T5_95">umożliwieniu</text:span><text:span text:style-name="T5_96"><text:s/></text:span><text:span text:style-name="T5_97">im</text:span><text:span text:style-name="T5_98"><text:s/></text:span><text:span text:style-name="T5_99">poczucia</text:span><text:span text:style-name="T5_100"><text:s/></text:span><text:span text:style-name="T5_101">się</text:span><text:span text:style-name="T5_102"><text:s/></text:span><text:span text:style-name="T5_103">ważnymi</text:span><text:span text:style-name="T5_104">.<text:s/></text:span></text:p>
      <text:p text:style-name="P6"><text:span text:style-name="T6_1">Przecież</text:span><text:span text:style-name="T6_2"><text:s/></text:span><text:span text:style-name="T6_3">aby</text:span><text:span text:style-name="T6_4"><text:s/></text:span><text:span text:style-name="T6_5">skrzyknąć</text:span><text:span text:style-name="T6_6"><text:s/></text:span><text:span text:style-name="T6_7">się</text:span><text:span text:style-name="T6_8"><text:s/></text:span><text:span text:style-name="T6_9">na</text:span><text:span text:style-name="T6_10"><text:s/></text:span><text:span text:style-name="T6_11">meeta</text:span><text:span text:style-name="T6_12"><text:s/></text:span><text:span text:style-name="T6_13">czy</text:span><text:span text:style-name="T6_14"><text:s/></text:span><text:span text:style-name="T6_15">rozpocząć</text:span><text:span text:style-name="T6_16"><text:s/></text:span><text:span text:style-name="T6_17">jakiś</text:span><text:span text:style-name="T6_18"><text:s/></text:span><text:span text:style-name="T6_19">fandomowy</text:span><text:span text:style-name="T6_20"><text:s/></text:span><text:span text:style-name="T6_21">projekt</text:span><text:span text:style-name="T6_22">,<text:s/></text:span><text:span text:style-name="T6_23">nie</text:span><text:span text:style-name="T6_24"><text:s/></text:span><text:span text:style-name="T6_25">potrzeba</text:span><text:span text:style-name="T6_26"><text:s/></text:span><text:span text:style-name="T6_27">zarządu</text:span><text:span text:style-name="T6_28"><text:s/></text:span><text:span text:style-name="T6_29">zbierającego</text:span><text:span text:style-name="T6_30"><text:s/></text:span><text:span text:style-name="T6_31">się</text:span><text:span text:style-name="T6_32"><text:s/></text:span><text:span text:style-name="T6_33">na</text:span><text:span text:style-name="T6_34"><text:s/></text:span><text:span text:style-name="T6_35">walnych</text:span><text:span text:style-name="T6_36"><text:s/></text:span><text:span text:style-name="T6_37">zgromadzeniach</text:span><text:span text:style-name="T6_38">,<text:s/></text:span><text:span text:style-name="T6_39">kilkunastopunktowego</text:span><text:span text:style-name="T6_40"><text:s/></text:span><text:span text:style-name="T6_41">regulaminu</text:span><text:span text:style-name="T6_42"><text:s/></text:span><text:span text:style-name="T6_43">ani</text:span><text:span text:style-name="T6_44"><text:s/></text:span><text:span text:style-name="T6_45">pisanych</text:span><text:span text:style-name="T6_46"><text:s/></text:span><text:span text:style-name="T6_47">językiem</text:span><text:span text:style-name="T6_48"><text:s/></text:span><text:span text:style-name="T6_49">małomiasteczkowego</text:span><text:span text:style-name="T6_50"><text:s/></text:span><text:span text:style-name="T6_51">urzędnika</text:span><text:span text:style-name="T6_52"><text:s/></text:span><text:span text:style-name="T6_53">ogłoszeń</text:span><text:span text:style-name="T6_54">.<text:s/></text:span><text:span text:style-name="T6_55">W</text:span><text:span text:style-name="T6_56"><text:s/></text:span><text:span text:style-name="T6_57">praktyce</text:span><text:span text:style-name="T6_58"><text:s/></text:span><text:span text:style-name="T6_59">okazuje</text:span><text:span text:style-name="T6_60"><text:s/></text:span><text:span text:style-name="T6_61">się</text:span><text:span text:style-name="T6_62">,<text:s/></text:span><text:span text:style-name="T6_63">że</text:span><text:span text:style-name="T6_64"><text:s/></text:span><text:span text:style-name="T6_65">inicjatywy</text:span><text:span text:style-name="T6_66"><text:s/></text:span><text:span text:style-name="T6_67">spontaniczne</text:span><text:span text:style-name="T6_68">,<text:s/></text:span><text:span text:style-name="T6_69">powstałe</text:span><text:span text:style-name="T6_70"><text:s/></text:span><text:span text:style-name="T6_71">z</text:span><text:span text:style-name="T6_72"><text:s/></text:span><text:span text:style-name="T6_73">zainteresowania</text:span><text:span text:style-name="T6_74"><text:s/></text:span><text:span text:style-name="T6_75">tematem</text:span><text:span text:style-name="T6_76">,<text:s/></text:span><text:span text:style-name="T6_77">a</text:span><text:span text:style-name="T6_78"><text:s/></text:span><text:span text:style-name="T6_79">nie</text:span><text:span text:style-name="T6_80"><text:s/></text:span><text:span text:style-name="T6_81">w</text:span><text:span text:style-name="T6_82"><text:s/></text:span><text:span text:style-name="T6_83">ramach</text:span><text:span text:style-name="T6_84"><text:s/>“</text:span><text:span text:style-name="T6_85">prowadzenia</text:span><text:span text:style-name="T6_86"><text:s/></text:span><text:span text:style-name="T6_87">działalności</text:span><text:span text:style-name="T6_88">”,<text:s/></text:span><text:span text:style-name="T6_89">funkcjonują</text:span><text:span text:style-name="T6_90"><text:s/></text:span><text:span text:style-name="T6_91">najlepiej</text:span><text:span text:style-name="T6_92">,<text:s/></text:span><text:span text:style-name="T6_93">bo</text:span><text:span text:style-name="T6_94"><text:s/></text:span><text:span text:style-name="T6_95">ludzie</text:span><text:span text:style-name="T6_96"><text:s/></text:span><text:span text:style-name="T6_97">skupiają</text:span><text:span text:style-name="T6_98"><text:s/></text:span><text:span text:style-name="T6_99">się</text:span><text:span text:style-name="T6_100"><text:s/></text:span><text:span text:style-name="T6_101">na</text:span><text:span text:style-name="T6_102"><text:s/></text:span><text:span text:style-name="T6_103">tym</text:span><text:span text:style-name="T6_104">,<text:s/></text:span><text:span text:style-name="T6_105">co</text:span><text:span text:style-name="T6_106"><text:s/></text:span><text:span text:style-name="T6_107">jest</text:span><text:span text:style-name="T6_108"><text:s/></text:span><text:span text:style-name="T6_109">do</text:span><text:span text:style-name="T6_110"><text:s/></text:span><text:span text:style-name="T6_111">zrobienia</text:span><text:span text:style-name="T6_112">,<text:s/></text:span><text:span text:style-name="T6_113">a</text:span><text:span text:style-name="T6_114"><text:s/></text:span><text:span text:style-name="T6_115">nie</text:span><text:span text:style-name="T6_116"><text:s/></text:span><text:span text:style-name="T6_117">na</text:span><text:span text:style-name="T6_118"><text:s/></text:span><text:span text:style-name="T6_119">swojej</text:span><text:span text:style-name="T6_120"><text:s/></text:span><text:span text:style-name="T6_121">pozycji</text:span><text:span text:style-name="T6_122"><text:s/></text:span><text:span text:style-name="T6_123">w</text:span><text:span text:style-name="T6_124"><text:s/></text:span><text:span text:style-name="T6_125">hierarchicznej</text:span><text:span text:style-name="T6_126"><text:s/></text:span><text:span text:style-name="T6_127">strukturze</text:span><text:span text:style-name="T6_128">.<text:s/></text:span></text:p>
      <text:p text:style-name="P7"><text:span text:style-name="T7_1">Być</text:span><text:span text:style-name="T7_2"><text:s/></text:span><text:span text:style-name="T7_3">może</text:span><text:span text:style-name="T7_4"><text:s/></text:span><text:span text:style-name="T7_5">jednak</text:span><text:span text:style-name="T7_6"><text:s/>–<text:s/></text:span><text:span text:style-name="T7_7">ktoś</text:span><text:span text:style-name="T7_8"><text:s/></text:span><text:span text:style-name="T7_9">powie</text:span><text:span text:style-name="T7_10"><text:s/>–<text:s/></text:span><text:span text:style-name="T7_11">taka</text:span><text:span text:style-name="T7_12"><text:s/></text:span><text:span text:style-name="T7_13">fandomowa</text:span><text:span text:style-name="T7_14"><text:s/></text:span><text:span text:style-name="T7_15">polityka</text:span><text:span text:style-name="T7_16">,<text:s/></text:span><text:span text:style-name="T7_17">nawet</text:span><text:span text:style-name="T7_18"><text:s/></text:span><text:span text:style-name="T7_19">jeśli</text:span><text:span text:style-name="T7_20"><text:s/></text:span><text:span text:style-name="T7_21">nie</text:span><text:span text:style-name="T7_22"><text:s/></text:span><text:span text:style-name="T7_23">pomaga</text:span><text:span text:style-name="T7_24">,<text:s/></text:span><text:span text:style-name="T7_25">to</text:span><text:span text:style-name="T7_26"><text:s/></text:span><text:span text:style-name="T7_27">również</text:span><text:span text:style-name="T7_28"><text:s/></text:span><text:span text:style-name="T7_29">w</text:span><text:span text:style-name="T7_30"><text:s/></text:span><text:span text:style-name="T7_31">niczym</text:span><text:span text:style-name="T7_32"><text:s/></text:span><text:span text:style-name="T7_33">nie</text:span><text:span text:style-name="T7_34"><text:s/></text:span><text:span text:style-name="T7_35">przeszkadza</text:span><text:span text:style-name="T7_36"><text:s/></text:span><text:span text:style-name="T7_37">i</text:span><text:span text:style-name="T7_38"><text:s/></text:span><text:span text:style-name="T7_39">jeśli</text:span><text:span text:style-name="T7_40"><text:s/></text:span><text:span text:style-name="T7_41">ludzie</text:span><text:span text:style-name="T7_42"><text:s/></text:span><text:span text:style-name="T7_43">chcą</text:span><text:span text:style-name="T7_44">,<text:s/></text:span><text:span text:style-name="T7_45">to</text:span><text:span text:style-name="T7_46"><text:s/></text:span><text:span text:style-name="T7_47">niech</text:span><text:span text:style-name="T7_48"><text:s/></text:span><text:span text:style-name="T7_49">się</text:span><text:span text:style-name="T7_50"><text:s/></text:span><text:span text:style-name="T7_51">bawią</text:span><text:span text:style-name="T7_52">.<text:s/></text:span><text:span text:style-name="T7_53">Otóż</text:span><text:span text:style-name="T7_54"><text:s/></text:span><text:span text:style-name="T7_55">moim</text:span><text:span text:style-name="T7_56"><text:s/></text:span><text:span text:style-name="T7_57">zdaniem</text:span><text:span text:style-name="T7_58"><text:s/></text:span><text:span text:style-name="T7_59">jednak</text:span><text:span text:style-name="T7_60"><text:s/></text:span><text:span text:style-name="T7_61">przeszkadza</text:span><text:span text:style-name="T7_62">.<text:s/></text:span><text:span text:style-name="T7_63">Mówiąc</text:span><text:span text:style-name="T7_64"><text:s/></text:span><text:span text:style-name="T7_65">krótko</text:span><text:span text:style-name="T7_66">,<text:s/></text:span><text:span text:style-name="T7_67">psuje</text:span><text:span text:style-name="T7_68"><text:s/></text:span><text:span text:style-name="T7_69">atmosferę</text:span><text:span text:style-name="T7_70">.<text:s/></text:span><text:span text:style-name="T7_71">Sprawia</text:span><text:span text:style-name="T7_72">,<text:s/></text:span><text:span text:style-name="T7_73">że</text:span><text:span text:style-name="T7_74"><text:s/></text:span><text:span text:style-name="T7_75">tam</text:span><text:span text:style-name="T7_76">,<text:s/></text:span><text:span text:style-name="T7_77">gdzie</text:span><text:span text:style-name="T7_78"><text:s/></text:span><text:span text:style-name="T7_79">powinna</text:span><text:span text:style-name="T7_80"><text:s/></text:span><text:span text:style-name="T7_81">być</text:span><text:span text:style-name="T7_82"><text:s/></text:span><text:span text:style-name="T7_83">zgodna</text:span><text:span text:style-name="T7_84"><text:s/></text:span><text:span text:style-name="T7_85">współpraca</text:span><text:span text:style-name="T7_86"><text:s/></text:span><text:span text:style-name="T7_87">i</text:span><text:span text:style-name="T7_88"><text:s/></text:span><text:span text:style-name="T7_89">samoorganizacja</text:span><text:span text:style-name="T7_90">,<text:s/></text:span><text:span text:style-name="T7_91">wkrada</text:span><text:span text:style-name="T7_92"><text:s/></text:span><text:span text:style-name="T7_93">się</text:span><text:span text:style-name="T7_94"><text:s/></text:span><text:span text:style-name="T7_95">element</text:span><text:span text:style-name="T7_96"><text:s/></text:span><text:span text:style-name="T7_97">rywalizacji</text:span><text:span text:style-name="T7_98">,<text:s/></text:span><text:span text:style-name="T7_99">towarzyskie</text:span><text:span text:style-name="T7_100"><text:s/></text:span><text:span text:style-name="T7_101">gierki</text:span><text:span text:style-name="T7_102"><text:s/></text:span><text:span text:style-name="T7_103">i</text:span><text:span text:style-name="T7_104"><text:s/></text:span><text:span text:style-name="T7_105">nagle</text:span><text:span text:style-name="T7_106"><text:s/></text:span><text:span text:style-name="T7_107">coś</text:span><text:span text:style-name="T7_108">,<text:s/></text:span><text:span text:style-name="T7_109">co</text:span><text:span text:style-name="T7_110"><text:s/></text:span><text:span text:style-name="T7_111">miało</text:span><text:span text:style-name="T7_112"><text:s/></text:span><text:span text:style-name="T7_113">być</text:span><text:span text:style-name="T7_114"><text:s/></text:span><text:span text:style-name="T7_115">odskocznią</text:span><text:span text:style-name="T7_116"><text:s/></text:span><text:span text:style-name="T7_117">od</text:span><text:span text:style-name="T7_118"><text:s/></text:span><text:span text:style-name="T7_119">rzeczywistości</text:span><text:span text:style-name="T7_120">,<text:s/></text:span><text:span text:style-name="T7_121">dostarczać</text:span><text:span text:style-name="T7_122"><text:s/></text:span><text:span text:style-name="T7_123">zabawy</text:span><text:span text:style-name="T7_124"><text:s/></text:span><text:span text:style-name="T7_125">i</text:span><text:span text:style-name="T7_126"><text:s/></text:span><text:span text:style-name="T7_127">odprężenia</text:span><text:span text:style-name="T7_128">,<text:s/></text:span><text:span text:style-name="T7_129">staje</text:span><text:span text:style-name="T7_130"><text:s/></text:span><text:span text:style-name="T7_131">się</text:span><text:span text:style-name="T7_132"><text:s/></text:span><text:span text:style-name="T7_133">Wielce</text:span><text:span text:style-name="T7_134"><text:s/></text:span><text:span text:style-name="T7_135">Poważną</text:span><text:span text:style-name="T7_136"><text:s/></text:span><text:span text:style-name="T7_137">Sprawą</text:span><text:span text:style-name="T7_138">.<text:s/></text:span><text:span text:style-name="T7_139">Poza</text:span><text:span text:style-name="T7_140"><text:s/></text:span><text:span text:style-name="T7_141">tym</text:span><text:span text:style-name="T7_142"><text:s/></text:span><text:span text:style-name="T7_143">powiedzmy</text:span><text:span text:style-name="T7_144"><text:s/></text:span><text:span text:style-name="T7_145">sobie</text:span><text:span text:style-name="T7_146"><text:s/></text:span><text:span text:style-name="T7_147">szczerze</text:span><text:span text:style-name="T7_148">:<text:s/></text:span><text:span text:style-name="T7_149">ciężko</text:span><text:span text:style-name="T7_150"><text:s/></text:span><text:span text:style-name="T7_151">nie</text:span><text:span text:style-name="T7_152"><text:s/></text:span><text:span text:style-name="T7_153">podejrzewać</text:span><text:span text:style-name="T7_154"><text:s/></text:span><text:span text:style-name="T7_155">kogoś</text:span><text:span text:style-name="T7_156">,<text:s/></text:span><text:span text:style-name="T7_157">kto</text:span><text:span text:style-name="T7_158"><text:s/></text:span><text:span text:style-name="T7_159">dobrowolnie</text:span><text:span text:style-name="T7_160"><text:s/></text:span><text:span text:style-name="T7_161">tytułuje</text:span><text:span text:style-name="T7_162"><text:s/></text:span><text:span text:style-name="T7_163">się</text:span><text:span text:style-name="T7_164">,<text:s/></text:span><text:span text:style-name="T7_165">dajmy</text:span><text:span text:style-name="T7_166"><text:s/></text:span><text:span text:style-name="T7_167">na</text:span><text:span text:style-name="T7_168"><text:s/></text:span><text:span text:style-name="T7_169">to</text:span><text:span text:style-name="T7_170">,<text:s/>“</text:span><text:span text:style-name="T7_171">Członkiem</text:span><text:span text:style-name="T7_172"><text:s/></text:span><text:span text:style-name="T7_173">Zarządu</text:span><text:span text:style-name="T7_174"><text:s/></text:span><text:span text:style-name="T7_175">Fandomu</text:span><text:span text:style-name="T7_176"><text:s/></text:span><text:span text:style-name="T7_177">My</text:span><text:span text:style-name="T7_178"><text:s/></text:span><text:span text:style-name="T7_179">Little</text:span><text:span text:style-name="T7_180"><text:s/></text:span><text:span text:style-name="T7_181">Pony</text:span><text:span text:style-name="T7_182">”<text:s/></text:span><text:span text:style-name="T7_183">o</text:span><text:span text:style-name="T7_184"><text:s/></text:span><text:span text:style-name="T7_185">to</text:span><text:span text:style-name="T7_186">,<text:s/></text:span><text:span text:style-name="T7_187">że</text:span><text:span text:style-name="T7_188"><text:s/></text:span><text:span text:style-name="T7_189">taka</text:span><text:span text:style-name="T7_190"><text:s/></text:span><text:span text:style-name="T7_191">osoba</text:span><text:span text:style-name="T7_192"><text:s/></text:span><text:span text:style-name="T7_193">zmaga</text:span><text:span text:style-name="T7_194"><text:s/></text:span><text:span text:style-name="T7_195">się</text:span><text:span text:style-name="T7_196"><text:s/></text:span><text:span text:style-name="T7_197">z</text:span><text:span text:style-name="T7_198"><text:s/></text:span><text:span text:style-name="T7_199">przykrą</text:span><text:span text:style-name="T7_200"><text:s/></text:span><text:span text:style-name="T7_201">i</text:span><text:span text:style-name="T7_202"><text:s/></text:span><text:span text:style-name="T7_203">nieuleczalną</text:span><text:span text:style-name="T7_204"><text:s/></text:span><text:span text:style-name="T7_205">chorobą</text:span><text:span text:style-name="T7_206">,<text:s/></text:span><text:span text:style-name="T7_207">jaką</text:span><text:span text:style-name="T7_208"><text:s/></text:span><text:span text:style-name="T7_209">jest</text:span><text:span text:style-name="T7_210"><text:s/></text:span><text:span text:style-name="T7_211">autyzm</text:span><text:span text:style-name="T7_212">.<text:s/></text:span></text:p>
      <text:p text:style-name="P8"><text:span text:style-name="T8_1">Na</text:span><text:span text:style-name="T8_2"><text:s/></text:span><text:span text:style-name="T8_3">zakończenie</text:span><text:span text:style-name="T8_4"><text:s/></text:span><text:span text:style-name="T8_5">moja</text:span><text:span text:style-name="T8_6"><text:s/></text:span><text:span text:style-name="T8_7">rada</text:span><text:span text:style-name="T8_8"><text:s/></text:span><text:span text:style-name="T8_9">dla</text:span><text:span text:style-name="T8_10"><text:s/></text:span><text:span text:style-name="T8_11">świeżych</text:span><text:span text:style-name="T8_12"><text:s/></text:span><text:span text:style-name="T8_13">fanów</text:span><text:span text:style-name="T8_14"><text:s/></text:span><text:span text:style-name="T8_15">kolorowych</text:span><text:span text:style-name="T8_16"><text:s/></text:span><text:span text:style-name="T8_17">koni</text:span><text:span text:style-name="T8_18">:<text:s/></text:span><text:span text:style-name="T8_19">nie</text:span><text:span text:style-name="T8_20"><text:s/></text:span><text:span text:style-name="T8_21">dajcie</text:span><text:span text:style-name="T8_22"><text:s/></text:span><text:span text:style-name="T8_23">się</text:span><text:span text:style-name="T8_24"><text:s/></text:span><text:span text:style-name="T8_25">zorganizować</text:span><text:span text:style-name="T8_26">,<text:s/></text:span><text:span text:style-name="T8_27">śmiejcie</text:span><text:span text:style-name="T8_28"><text:s/></text:span><text:span text:style-name="T8_29">się</text:span><text:span text:style-name="T8_30"><text:s/></text:span><text:span text:style-name="T8_31">z</text:span><text:span text:style-name="T8_32"><text:s/></text:span><text:span text:style-name="T8_33">autorytetów</text:span><text:span text:style-name="T8_34"><text:s/>(</text:span><text:span text:style-name="T8_35">szczególnie</text:span><text:span text:style-name="T8_36"><text:s/></text:span><text:span text:style-name="T8_37">tych</text:span><text:span text:style-name="T8_38"><text:s/></text:span><text:span text:style-name="T8_39">samozwańczych</text:span><text:span text:style-name="T8_40">),<text:s/></text:span><text:span text:style-name="T8_41">bądźcie</text:span><text:span text:style-name="T8_42"><text:s/></text:span><text:span text:style-name="T8_43">spontaniczni</text:span><text:span text:style-name="T8_44"><text:s/></text:span><text:span text:style-name="T8_45">i</text:span><text:span text:style-name="T8_46"><text:s/></text:span><text:span text:style-name="T8_47">dobrze</text:span><text:span text:style-name="T8_48"><text:s/></text:span><text:span text:style-name="T8_49">się</text:span><text:span text:style-name="T8_50"><text:s/></text:span><text:span text:style-name="T8_51">bawcie</text:span><text:span text:style-name="T8_52">.</text:span></text:p>
      <text:p text:style-name="P9"/>
      <text:p text:style-name="P10"><text:span text:style-name="T10_1">Obrazek</text:span><text:span text:style-name="T10_2">:<text:s/></text:span><text:span text:style-name="T10_3"><text:a xlink:type="simple" xlink:href="http://i.imgur.com/mo8uuRe.png"><text:span text:style-name="T10_4">http</text:span></text:a></text:span><text:span text:style-name="T10_5"><text:a xlink:type="simple" xlink:href="http://i.imgur.com/mo8uuRe.png"><text:span text:style-name="T10_6">://</text:span></text:a></text:span><text:span text:style-name="T10_7"><text:a xlink:type="simple" xlink:href="http://i.imgur.com/mo8uuRe.png"><text:span text:style-name="T10_8">i</text:span></text:a></text:span><text:span text:style-name="T10_9"><text:a xlink:type="simple" xlink:href="http://i.imgur.com/mo8uuRe.png"><text:span text:style-name="T10_10">.</text:span></text:a></text:span><text:span text:style-name="T10_11"><text:a xlink:type="simple" xlink:href="http://i.imgur.com/mo8uuRe.png"><text:span text:style-name="T10_12">imgur</text:span></text:a></text:span><text:span text:style-name="T10_13"><text:a xlink:type="simple" xlink:href="http://i.imgur.com/mo8uuRe.png"><text:span text:style-name="T10_14">.</text:span></text:a></text:span><text:span text:style-name="T10_15"><text:a xlink:type="simple" xlink:href="http://i.imgur.com/mo8uuRe.png"><text:span text:style-name="T10_16">com</text:span></text:a></text:span><text:span text:style-name="T10_17"><text:a xlink:type="simple" xlink:href="http://i.imgur.com/mo8uuRe.png"><text:span text:style-name="T10_18">/</text:span></text:a></text:span><text:span text:style-name="T10_19"><text:a xlink:type="simple" xlink:href="http://i.imgur.com/mo8uuRe.png"><text:span text:style-name="T10_20">mo</text:span></text:a></text:span><text:span text:style-name="T10_21"><text:a xlink:type="simple" xlink:href="http://i.imgur.com/mo8uuRe.png"><text:span text:style-name="T10_22">8</text:span></text:a></text:span><text:span text:style-name="T10_23"><text:a xlink:type="simple" xlink:href="http://i.imgur.com/mo8uuRe.png"><text:span text:style-name="T10_24">uuRe</text:span></text:a></text:span><text:span text:style-name="T10_25"><text:a xlink:type="simple" xlink:href="http://i.imgur.com/mo8uuRe.png"><text:span text:style-name="T10_26">.</text:span></text:a></text:span><text:span text:style-name="T10_27"><text:a xlink:type="simple" xlink:href="http://i.imgur.com/mo8uuRe.png"><text:span text:style-name="T10_28">png</text:span></text:a></text:span></text:p>
      <text:p text:style-name="P11"><text:span text:style-name="T11_1">Źródło</text:span><text:span text:style-name="T11_2">:<text:s/></text:span><text:span text:style-name="T11_3"><text:a xlink:type="simple" xlink:href="http://www.deviantart.com/#/art/Limit-Breaker-Cordia-327331675?hf=1"><text:span text:style-name="T11_4">http</text:span></text:a></text:span><text:span text:style-name="T11_5"><text:a xlink:type="simple" xlink:href="http://www.deviantart.com/#/art/Limit-Breaker-Cordia-327331675?hf=1"><text:span text:style-name="T11_6">://</text:span></text:a></text:span><text:span text:style-name="T11_7"><text:a xlink:type="simple" xlink:href="http://www.deviantart.com/#/art/Limit-Breaker-Cordia-327331675?hf=1"><text:span text:style-name="T11_8">www</text:span></text:a></text:span><text:span text:style-name="T11_9"><text:a xlink:type="simple" xlink:href="http://www.deviantart.com/#/art/Limit-Breaker-Cordia-327331675?hf=1"><text:span text:style-name="T11_10">.</text:span></text:a></text:span><text:span text:style-name="T11_11"><text:a xlink:type="simple" xlink:href="http://www.deviantart.com/#/art/Limit-Breaker-Cordia-327331675?hf=1"><text:span text:style-name="T11_12">deviantart</text:span></text:a></text:span><text:span text:style-name="T11_13"><text:a xlink:type="simple" xlink:href="http://www.deviantart.com/#/art/Limit-Breaker-Cordia-327331675?hf=1"><text:span text:style-name="T11_14">.</text:span></text:a></text:span><text:span text:style-name="T11_15"><text:a xlink:type="simple" xlink:href="http://www.deviantart.com/#/art/Limit-Breaker-Cordia-327331675?hf=1"><text:span text:style-name="T11_16">com</text:span></text:a></text:span><text:span text:style-name="T11_17"><text:a xlink:type="simple" xlink:href="http://www.deviantart.com/#/art/Limit-Breaker-Cordia-327331675?hf=1"><text:span text:style-name="T11_18">/#/</text:span></text:a></text:span><text:span text:style-name="T11_19"><text:a xlink:type="simple" xlink:href="http://www.deviantart.com/#/art/Limit-Breaker-Cordia-327331675?hf=1"><text:span text:style-name="T11_20">art</text:span></text:a></text:span><text:span text:style-name="T11_21"><text:a xlink:type="simple" xlink:href="http://www.deviantart.com/#/art/Limit-Breaker-Cordia-327331675?hf=1"><text:span text:style-name="T11_22">/</text:span></text:a></text:span><text:span text:style-name="T11_23"><text:a xlink:type="simple" xlink:href="http://www.deviantart.com/#/art/Limit-Breaker-Cordia-327331675?hf=1"><text:span text:style-name="T11_24">Limit</text:span></text:a></text:span><text:span text:style-name="T11_25"><text:a xlink:type="simple" xlink:href="http://www.deviantart.com/#/art/Limit-Breaker-Cordia-327331675?hf=1"><text:span text:style-name="T11_26">-</text:span></text:a></text:span><text:span text:style-name="T11_27"><text:a xlink:type="simple" xlink:href="http://www.deviantart.com/#/art/Limit-Breaker-Cordia-327331675?hf=1"><text:span text:style-name="T11_28">Breaker</text:span></text:a></text:span><text:span text:style-name="T11_29"><text:a xlink:type="simple" xlink:href="http://www.deviantart.com/#/art/Limit-Breaker-Cordia-327331675?hf=1"><text:span text:style-name="T11_30">-</text:span></text:a></text:span><text:span text:style-name="T11_31"><text:a xlink:type="simple" xlink:href="http://www.deviantart.com/#/art/Limit-Breaker-Cordia-327331675?hf=1"><text:span text:style-name="T11_32">Cordia</text:span></text:a></text:span><text:span text:style-name="T11_33"><text:a xlink:type="simple" xlink:href="http://www.deviantart.com/#/art/Limit-Breaker-Cordia-327331675?hf=1"><text:span text:style-name="T11_34">-327331675?</text:span></text:a></text:span><text:span text:style-name="T11_35"><text:a xlink:type="simple" xlink:href="http://www.deviantart.com/#/art/Limit-Breaker-Cordia-327331675?hf=1"><text:span text:style-name="T11_36">hf</text:span></text:a></text:span><text:span text:style-name="T11_37"><text:a xlink:type="simple" xlink:href="http://www.deviantart.com/#/art/Limit-Breaker-Cordia-327331675?hf=1"><text:span text:style-name="T11_38">=1</text:span></text:a></text:span></text:p>
      <text:p text:style-name="P12"/>
      <text:p text:style-name="P13"/>
      <text:p text:style-name="P1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